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ábrica de Software – Instituto de Informática – Universidade Federal de Goiás</text:p>
      <text:p text:style-name="Standard">relprev-022013</text:p>
      <text:p text:style-name="Standard"/>
      <text:p text:style-name="Standard">Relatório Individual</text:p>
      <text:p text:style-name="Standard"/>
      <text:p text:style-name="Standard">Aluno: Marcos Paulo Vieira de Melo Junior Data 18/10/2013</text:p>
      <text:p text:style-name="Standard">Fase/Iteração: Sprint 6 Esforço Total: 4h</text:p>
      <text:p text:style-name="Standard">Atividade: Criação de tickets.</text:p>
      <text:p text:style-name="Standard">Esforço: 4h</text:p>
      <text:p text:style-name="Standard">Descrição: Criação dos tickets e tarefas para correção de GCO, preenchimento do plano e entrega dos artefatos</text:p>
      <text:p text:style-name="Standard">Produtos: Atividades no Redmine, Check list de andamento de GCO</text:p>
      <text:p text:style-name="Standard">Equipe: GC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20:41:03</meta:creation-date>
    <dc:date>2013-11-08T20:50:00</dc:date>
    <meta:editing-duration>PT2M35S</meta:editing-duration>
    <meta:editing-cycles>2</meta:editing-cycles>
    <meta:generator>LibreOffice/3.5$Linux_X86_64 LibreOffice_project/350m1$Build-413</meta:generator>
    <meta:document-statistic meta:table-count="0" meta:image-count="0" meta:object-count="0" meta:page-count="1" meta:paragraph-count="10" meta:word-count="65" meta:character-count="434" meta:non-whitespace-character-count="379"/>
  </office:meta>
</office:document-meta>
</file>